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  <style:text-properties fo:color="#00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993366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6" table:number-columns-repeated="14"/>
          <table:table-cell table:number-columns-repeated="97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986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98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CONCATENATE([.AA1];CODE([.AA2])-64 )" office:value-type="string" office:string-value="I20" calcext:value-type="string">
            <text:p>I20</text:p>
          </table:table-cell>
          <table:table-cell table:formula="of:=CONCATENATE([.AB1];CODE([.AB2])-64 )" office:value-type="string" office:string-value="L1" calcext:value-type="string">
            <text:p>L1</text:p>
          </table:table-cell>
          <table:table-cell table:formula="of:=CONCATENATE([.AC1];CODE([.AC2])-64 )" office:value-type="string" office:string-value="O10" calcext:value-type="string">
            <text:p>O10</text:p>
          </table:table-cell>
          <table:table-cell table:formula="of:=CONCATENATE([.AD1];CODE([.AD2])-64 )" office:value-type="string" office:string-value="C14" calcext:value-type="string">
            <text:p>C14</text:p>
          </table:table-cell>
          <table:table-cell table:formula="of:=CONCATENATE([.AE1];CODE([.AE2])-64 )" office:value-type="string" office:string-value="O5" calcext:value-type="string">
            <text:p>O5</text:p>
          </table:table-cell>
          <table:table-cell table:formula="of:=CONCATENATE([.AF1];CODE([.AF2])-64 )" office:value-type="string" office:string-value="L20" calcext:value-type="string">
            <text:p>L20</text:p>
          </table:table-cell>
          <table:table-cell table:formula="of:=CONCATENATE([.AG1];CODE([.AG2])-64 )" office:value-type="string" office:string-value="L1" calcext:value-type="string">
            <text:p>L1</text:p>
          </table:table-cell>
          <table:table-cell table:formula="of:=CONCATENATE([.AH1];CODE([.AH2])-64 )" office:value-type="string" office:string-value="E10" calcext:value-type="string">
            <text:p>E10</text:p>
          </table:table-cell>
          <table:table-cell table:formula="of:=CONCATENATE([.AI1];CODE([.AI2])-64 )" office:value-type="string" office:string-value="G14" calcext:value-type="string">
            <text:p>G14</text:p>
          </table:table-cell>
          <table:table-cell table:formula="of:=CONCATENATE([.AJ1];CODE([.AJ2])-64 )" office:value-type="string" office:string-value="I5" calcext:value-type="string">
            <text:p>I5</text:p>
          </table:table-cell>
          <table:table-cell table:formula="of:=CONCATENATE([.AK1];CODE([.AK2])-64 )" office:value-type="string" office:string-value="U20" calcext:value-type="string">
            <text:p>U20</text:p>
          </table:table-cell>
          <table:table-cell table:formula="of:=CONCATENATE([.AL1];CODE([.AL2])-64 )" office:value-type="string" office:string-value="M1" calcext:value-type="string">
            <text:p>M1</text:p>
          </table:table-cell>
          <table:table-cell table:number-columns-repeated="98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 table:formula="of:=MID([.AA5];1;1)" office:value-type="string" office:string-value="I" calcext:value-type="string">
            <text:p>I</text:p>
          </table:table-cell>
          <table:table-cell table:style-name="ce4" table:formula="of:=MID([.AB5];1;1)" office:value-type="string" office:string-value="L" calcext:value-type="string">
            <text:p>L</text:p>
          </table:table-cell>
          <table:table-cell table:style-name="ce4" table:formula="of:=MID([.AC5];1;1)" office:value-type="string" office:string-value="O" calcext:value-type="string">
            <text:p>O</text:p>
          </table:table-cell>
          <table:table-cell table:style-name="ce4" table:formula="of:=MID([.AD5];1;1)" office:value-type="string" office:string-value="C" calcext:value-type="string">
            <text:p>C</text:p>
          </table:table-cell>
          <table:table-cell table:style-name="ce4" table:formula="of:=MID([.AE5];1;1)" office:value-type="string" office:string-value="O" calcext:value-type="string">
            <text:p>O</text:p>
          </table:table-cell>
          <table:table-cell table:style-name="ce4" table:formula="of:=MID([.AF5];1;1)" office:value-type="string" office:string-value="L" calcext:value-type="string">
            <text:p>L</text:p>
          </table:table-cell>
          <table:table-cell table:style-name="ce4" table:formula="of:=MID([.AG5];1;1)" office:value-type="string" office:string-value="L" calcext:value-type="string">
            <text:p>L</text:p>
          </table:table-cell>
          <table:table-cell table:style-name="ce4" table:formula="of:=MID([.AH5];1;1)" office:value-type="string" office:string-value="E" calcext:value-type="string">
            <text:p>E</text:p>
          </table:table-cell>
          <table:table-cell table:style-name="ce4" table:formula="of:=MID([.AI5];1;1)" office:value-type="string" office:string-value="G" calcext:value-type="string">
            <text:p>G</text:p>
          </table:table-cell>
          <table:table-cell table:style-name="ce4" table:formula="of:=MID([.AJ5];1;1)" office:value-type="string" office:string-value="I" calcext:value-type="string">
            <text:p>I</text:p>
          </table:table-cell>
          <table:table-cell table:style-name="ce4" table:formula="of:=MID([.AK5];1;1)" office:value-type="string" office:string-value="U" calcext:value-type="string">
            <text:p>U</text:p>
          </table:table-cell>
          <table:table-cell table:style-name="ce4" table:formula="of:=MID([.AL5];1;1)" office:value-type="string" office:string-value="M" calcext:value-type="string">
            <text:p>M</text:p>
          </table:table-cell>
          <table:table-cell table:number-columns-repeated="98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95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95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1" table:formula="of:=INDIRECT(COM.MICROSOFT.CONCAT([.AA8];CODE([.AA9])-64))" office:value-type="string" office:string-value="X" calcext:value-type="string">
            <text:p>X</text:p>
          </table:table-cell>
          <table:table-cell table:style-name="ce1" table:formula="of:=INDIRECT(COM.MICROSOFT.CONCAT([.AB8];CODE([.AB9])-64))" office:value-type="string" office:string-value="L" calcext:value-type="string">
            <text:p>L</text:p>
          </table:table-cell>
          <table:table-cell table:style-name="ce1" table:formula="of:=INDIRECT(COM.MICROSOFT.CONCAT([.AC8];CODE([.AC9])-64))" office:value-type="string" office:string-value="H" calcext:value-type="string">
            <text:p>H</text:p>
          </table:table-cell>
          <table:table-cell table:style-name="ce1" table:formula="of:=INDIRECT(COM.MICROSOFT.CONCAT([.AD8];CODE([.AD9])-64))" office:value-type="string" office:string-value="T" calcext:value-type="string">
            <text:p>T</text:p>
          </table:table-cell>
          <table:table-cell table:style-name="ce1" table:formula="of:=INDIRECT(COM.MICROSOFT.CONCAT([.AE8];CODE([.AE9])-64))" office:value-type="string" office:string-value="M" calcext:value-type="string">
            <text:p>M</text:p>
          </table:table-cell>
          <table:table-cell table:style-name="ce1" table:formula="of:=INDIRECT(COM.MICROSOFT.CONCAT([.AF8];CODE([.AF9])-64))" office:value-type="string" office:string-value="N" calcext:value-type="string">
            <text:p>N</text:p>
          </table:table-cell>
          <table:table-cell table:style-name="ce1" table:formula="of:=INDIRECT(COM.MICROSOFT.CONCAT([.AG8];CODE([.AG9])-64))" office:value-type="string" office:string-value="U" calcext:value-type="string">
            <text:p>U</text:p>
          </table:table-cell>
          <table:table-cell table:style-name="ce1" table:formula="of:=INDIRECT(COM.MICROSOFT.CONCAT([.AH8];CODE([.AH9])-64))" office:value-type="string" office:string-value="E" calcext:value-type="string">
            <text:p>E</text:p>
          </table:table-cell>
          <table:table-cell table:style-name="ce5" table:formula="of:=INDIRECT(COM.MICROSOFT.CONCAT([.AI8];CODE([.AI9])-64))" office:value-type="string" office:string-value="M" calcext:value-type="string">
            <text:p>M</text:p>
          </table:table-cell>
          <table:table-cell table:style-name="ce5" table:formula="of:=INDIRECT(COM.MICROSOFT.CONCAT([.AJ8];CODE([.AJ9])-64))" office:value-type="string" office:string-value="I" calcext:value-type="string">
            <text:p>I</text:p>
          </table:table-cell>
          <table:table-cell table:style-name="ce5" table:formula="of:=INDIRECT(COM.MICROSOFT.CONCAT([.AK8];CODE([.AK9])-64))" office:value-type="string" office:string-value="Q" calcext:value-type="string">
            <text:p>Q</text:p>
          </table:table-cell>
          <table:table-cell table:style-name="ce5" table:formula="of:=INDIRECT(COM.MICROSOFT.CONCAT([.AL8];CODE([.AL9])-64))" office:value-type="string" office:string-value="Q" calcext:value-type="string">
            <text:p>Q</text:p>
          </table:table-cell>
          <table:table-cell table:style-name="ce5" table:formula="of:=INDIRECT(COM.MICROSOFT.CONCAT([.AM8];CODE([.AM9])-64))" office:value-type="string" office:string-value="T" calcext:value-type="string">
            <text:p>T</text:p>
          </table:table-cell>
          <table:table-cell table:style-name="ce7" table:formula="of:=INDIRECT(COM.MICROSOFT.CONCAT([.AN8];CODE([.AN9])-64))" office:value-type="string" office:string-value="F" calcext:value-type="string">
            <text:p>F</text:p>
          </table:table-cell>
          <table:table-cell table:style-name="ce7" table:formula="of:=INDIRECT(COM.MICROSOFT.CONCAT([.AO8];CODE([.AO9])-64))" office:value-type="string" office:string-value="F" calcext:value-type="string">
            <text:p>F</text:p>
          </table:table-cell>
          <table:table-cell table:style-name="ce7" table:formula="of:=INDIRECT(COM.MICROSOFT.CONCAT([.AP8];CODE([.AP9])-64))" office:value-type="string" office:string-value="Q" calcext:value-type="string">
            <text:p>Q</text:p>
          </table:table-cell>
          <table:table-cell table:style-name="ce7" table:formula="of:=INDIRECT(COM.MICROSOFT.CONCAT([.AQ8];CODE([.AQ9])-64))" office:value-type="string" office:string-value="R" calcext:value-type="string">
            <text:p>R</text:p>
          </table:table-cell>
          <table:table-cell table:style-name="ce7" table:formula="of:=INDIRECT(COM.MICROSOFT.CONCAT([.AR8];CODE([.AR9])-64))" office:value-type="string" office:string-value="K" calcext:value-type="string">
            <text:p>K</text:p>
          </table:table-cell>
          <table:table-cell table:style-name="ce7" table:formula="of:=INDIRECT(COM.MICROSOFT.CONCAT([.AS8];CODE([.AS9])-64))" office:value-type="string" office:string-value="Z" calcext:value-type="string">
            <text:p>Z</text:p>
          </table:table-cell>
          <table:table-cell table:style-name="ce7" table:formula="of:=INDIRECT(COM.MICROSOFT.CONCAT([.AT8];CODE([.AT9])-64))" office:value-type="string" office:string-value="R" calcext:value-type="string">
            <text:p>R</text:p>
          </table:table-cell>
          <table:table-cell table:style-name="ce7" table:formula="of:=INDIRECT(COM.MICROSOFT.CONCAT([.AU8];CODE([.AU9])-64))" office:value-type="string" office:string-value="G" calcext:value-type="string">
            <text:p>G</text:p>
          </table:table-cell>
          <table:table-cell table:formula="of:=INDIRECT(COM.MICROSOFT.CONCAT([.AV8];CODE([.AV9])-64))" office:value-type="string" office:string-value="L" calcext:value-type="string">
            <text:p>L</text:p>
          </table:table-cell>
          <table:table-cell table:formula="of:=INDIRECT(COM.MICROSOFT.CONCAT([.AW8];CODE([.AW9])-64))" office:value-type="string" office:string-value="H" calcext:value-type="string">
            <text:p>H</text:p>
          </table:table-cell>
          <table:table-cell table:formula="of:=INDIRECT(COM.MICROSOFT.CONCAT([.AX8];CODE([.AX9])-64))" office:value-type="string" office:string-value="U" calcext:value-type="string">
            <text:p>U</text:p>
          </table:table-cell>
          <table:table-cell table:formula="of:=INDIRECT(COM.MICROSOFT.CONCAT([.AY8];CODE([.AY9])-64))" office:value-type="string" office:string-value="I" calcext:value-type="string">
            <text:p>I</text:p>
          </table:table-cell>
          <table:table-cell table:formula="of:=INDIRECT(COM.MICROSOFT.CONCAT([.AZ8];CODE([.AZ9])-64))" office:value-type="string" office:string-value="" calcext:value-type="error">
            <text:p>#ODWOŁANIE!</text:p>
          </table:table-cell>
          <table:table-cell table:formula="of:=INDIRECT(COM.MICROSOFT.CONCAT([.BA8];CODE([.BA9])-64))" office:value-type="string" office:string-value="" calcext:value-type="error">
            <text:p>#ODWOŁANIE!</text:p>
          </table:table-cell>
          <table:table-cell table:formula="of:=INDIRECT(COM.MICROSOFT.CONCAT([.BB8];CODE([.BB9])-64))" office:value-type="string" office:string-value="" calcext:value-type="error">
            <text:p>#ODWOŁANIE!</text:p>
          </table:table-cell>
          <table:table-cell table:formula="of:=INDIRECT(COM.MICROSOFT.CONCAT([.BC8];CODE([.BC9])-64))" office:value-type="string" office:string-value="" calcext:value-type="error">
            <text:p>#ODWOŁANIE!</text:p>
          </table:table-cell>
          <table:table-cell table:formula="of:=INDIRECT(COM.MICROSOFT.CONCAT([.BD8];CODE([.BD9])-64))" office:value-type="string" office:string-value="" calcext:value-type="error">
            <text:p>#ODWOŁANIE!</text:p>
          </table:table-cell>
          <table:table-cell table:formula="of:=INDIRECT(COM.MICROSOFT.CONCAT([.BE8];CODE([.BE9])-64))" office:value-type="string" office:string-value="" calcext:value-type="error">
            <text:p>#ODWOŁANIE!</text:p>
          </table:table-cell>
          <table:table-cell table:formula="of:=INDIRECT(COM.MICROSOFT.CONCAT([.BF8];CODE([.BF9])-64))" office:value-type="string" office:string-value="" calcext:value-type="error">
            <text:p>#ODWOŁANIE!</text:p>
          </table:table-cell>
          <table:table-cell table:formula="of:=INDIRECT(COM.MICROSOFT.CONCAT([.BG8];CODE([.BG9])-64))" office:value-type="string" office:string-value="" calcext:value-type="error">
            <text:p>#ODWOŁANIE!</text:p>
          </table:table-cell>
          <table:table-cell table:formula="of:=INDIRECT(COM.MICROSOFT.CONCAT([.BH8];CODE([.BH9])-64))" office:value-type="string" office:string-value="" calcext:value-type="error">
            <text:p>#ODWOŁANIE!</text:p>
          </table:table-cell>
          <table:table-cell table:formula="of:=INDIRECT(COM.MICROSOFT.CONCAT([.BI8];CODE([.BI9])-64))" office:value-type="string" office:string-value="" calcext:value-type="error">
            <text:p>#ODWOŁANIE!</text:p>
          </table:table-cell>
          <table:table-cell table:formula="of:=INDIRECT(COM.MICROSOFT.CONCAT([.BJ8];CODE([.BJ9])-64))" office:value-type="string" office:string-value="I" calcext:value-type="string">
            <text:p>I</text:p>
          </table:table-cell>
          <table:table-cell table:formula="of:=INDIRECT(COM.MICROSOFT.CONCAT([.BK8];CODE([.BK9])-64))" office:value-type="string" office:string-value="A" calcext:value-type="string">
            <text:p>A</text:p>
          </table:table-cell>
          <table:table-cell table:formula="of:=INDIRECT(COM.MICROSOFT.CONCAT([.BL8];CODE([.BL9])-64))" office:value-type="string" office:string-value="E" calcext:value-type="string">
            <text:p>E</text:p>
          </table:table-cell>
          <table:table-cell table:formula="of:=INDIRECT(COM.MICROSOFT.CONCAT([.BM8];CODE([.BM9])-64))" office:value-type="string" office:string-value="O" calcext:value-type="string">
            <text:p>O</text:p>
          </table:table-cell>
          <table:table-cell table:formula="of:=INDIRECT(COM.MICROSOFT.CONCAT([.BN8];CODE([.BN9])-64))" office:value-type="string" office:string-value="U" calcext:value-type="string">
            <text:p>U</text:p>
          </table:table-cell>
          <table:table-cell table:formula="of:=INDIRECT(COM.MICROSOFT.CONCAT([.BO8];CODE([.BO9])-64))" office:value-type="string" office:string-value="N" calcext:value-type="string">
            <text:p>N</text:p>
          </table:table-cell>
          <table:table-cell table:formula="of:=INDIRECT(COM.MICROSOFT.CONCAT([.BP8];CODE([.BP9])-64))" office:value-type="string" office:string-value="Z" calcext:value-type="string">
            <text:p>Z</text:p>
          </table:table-cell>
          <table:table-cell table:formula="of:=INDIRECT(COM.MICROSOFT.CONCAT([.BQ8];CODE([.BQ9])-64))" office:value-type="string" office:string-value="H" calcext:value-type="string">
            <text:p>H</text:p>
          </table:table-cell>
          <table:table-cell table:formula="of:=INDIRECT(COM.MICROSOFT.CONCAT([.BR8];CODE([.BR9])-64))" office:value-type="string" office:string-value="M" calcext:value-type="string">
            <text:p>M</text:p>
          </table:table-cell>
          <table:table-cell table:formula="of:=INDIRECT(COM.MICROSOFT.CONCAT([.BS8];CODE([.BS9])-64))" office:value-type="string" office:string-value="K" calcext:value-type="string">
            <text:p>K</text:p>
          </table:table-cell>
          <table:table-cell table:number-columns-repeated="95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975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ZAD 2 STR 129</text:p>
          </table:table-cell>
          <table:table-cell table:number-columns-repeated="997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office:value-type="string" calcext:value-type="string">
            <text:p>ZASZYFRUJ SWOJE DANE OSOBOWE (Imię, Nazwisko, Data urodzenia, Miejsce urodzenia) PRZY UŻYCIU TRZECH POZNANYCH SZYFRÓW</text:p>
          </table:table-cell>
          <table:table-cell table:number-columns-repeated="997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office:value-type="string" calcext:value-type="string">
            <text:p>- SZYFRU CEZARA</text:p>
          </table:table-cell>
          <table:table-cell table:number-columns-repeated="997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office:value-type="string" calcext:value-type="string">
            <text:p>- SZYFRU PODSTAWIENIOWEGO</text:p>
          </table:table-cell>
          <table:table-cell table:number-columns-repeated="997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office:value-type="string" calcext:value-type="string">
            <text:p>- SZYFRU VIGENERE'A</text:p>
          </table:table-cell>
          <table:table-cell table:number-columns-repeated="997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office:value-type="string" calcext:value-type="string">
            <text:p>W ODPOWIEDZI POZNAJ SZYFROGRAMY I KLUCZE </text:p>
          </table:table-cell>
          <table:table-cell table:number-columns-repeated="997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.00.0000</text:date>, <text:time style:data-style-name="N2" text:time-value="19:48:25.29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25.194995254</meta:creation-date>
    <dc:date>2018-02-28T21:54:36.499000000</dc:date>
    <meta:editing-duration>PT22M</meta:editing-duration>
    <meta:editing-cycles>4</meta:editing-cycles>
    <meta:generator>LibreOffice/5.2.2.2$Windows_X86_64 LibreOffice_project/8f96e87c890bf8fa77463cd4b640a2312823f3ad</meta:generator>
    <meta:document-statistic meta:table-count="1" meta:cell-count="897" meta:object-count="0"/>
  </office:meta>
</office:document-meta>
</file>